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 Sheet for SharpeShooter III</text:p>
      <text:p text:style-name="Standard"/>
      <text:p text:style-name="Standard">SharpeShooter III (SS3), has four levels and eleven modes. <text:s/>To move to the next level, all eleven modes have to be completed. <text:s/>The game starts at the easiest level and moves towards wizard mode. <text:s/>There may be an option to start the game in eithereasy, medium or hard mode. <text:s/>Wizard mode needs to be earned.</text:p>
      <text:p text:style-name="Standard"/>
      <text:p text:style-name="Standard">Multiplier:</text:p>
      <text:p text:style-name="Standard">The multiplier is increased by completing all the inlanes. <text:s/>Inlanes completed to start a mode or complete a sub-mode do not count to increase the multiplier. <text:s/>The state of the inlanes is stored when passing through states that require all lanes completed, so when the state is done, the inlane progress can be restored. <text:s/>Multipliers are reset when a ball is drained. <text:s/>The multiplier is applied to the spinner target. <text:s/>Sinking the kickout hole when not in a mode collects the current bonus (num spins for ball times multipler).</text:p>
      <text:p text:style-name="Standard"/>
      <text:p text:style-name="Standard">The levels are:</text:p>
      <text:list xml:id="list639045730288362200" text:style-name="L1">
        <text:list-item>
          <text:p text:style-name="P2">Easy: <text:s/>Flipper buttons can rotate between all inlanes. <text:s/>The status towards starting a mode is remembered between balls. <text:s/>A mode is completed when the ball drains. <text:s/>Jackpot shot is available for 30 seconds. <text:s/>A jackpot resets the timer for another 30 seconds. <text:s/>A ball drain completes the mode, the next ball will begin working towards starting another mode. <text:s/>(Allows a difficult mode to be completed by losing the ball).</text:p>
        </text:list-item>
        <text:list-item>
          <text:p text:style-name="P2">Medium: <text:s/>Flipper buttons can rotate top inlanes and can rotate bottom inlanes separately. <text:s/>The status towards starting a mode is remembered between balls. <text:s/>The status within a mode is remembered between balls. <text:s/>Kickout hole must be hit again to restart the mode. <text:s/>Jackpot timer is 20 seconds. <text:s/>A jackpot resets the timer for another 20 seconds. <text:s/>(Can use multiple balls to complete a mode). </text:p>
        </text:list-item>
        <text:list-item>
          <text:p text:style-name="P2">Hard: <text:s/>Flipper buttons do not rotate inlanes. <text:s/>The status towards starting a mode is reset when a ball drains. <text:s/>Jackpot timer is 60 seconds. <text:s/>A jackpot does not reset the timer.</text:p>
        </text:list-item>
        <text:list-item>
          <text:p text:style-name="P2">Wizard: <text:s/>Flipper buttons do not rotate inlanes. <text:s/>Cradling is disabled. <text:s/>The status towards starting a mode is reset when a ball drains. <text:s/>Jackpot timer is 45 seconds. <text:s/>A jackpot does not reset the timer.</text:p>
        </text:list-item>
      </text:list>
      <text:p text:style-name="Standard"/>
      <text:p text:style-name="Standard">A mode is entered by completing all the inlanes, completing all the SHOOTER drop targets and finally shooting the kickout hole. <text:s/>In easy level, inlanes and shooter targets can be collected in any order. <text:s/>In all other levels, inlanes must be collected, shooter targets are then reset and shooter targets must be collected before shooting kickout hole. <text:s/>Making the skillshot in easy or medium level advances the player toward starting a mode by completing the inlanes or shooter drop targets.</text:p>
      <text:p text:style-name="Standard"/>
      <text:p text:style-name="Standard">The modes are:</text:p>
      <text:list xml:id="list8113399320009317167" text:style-name="L2">
        <text:list-item>
          <text:p text:style-name="P3">Call Posse: <text:s/>Spinner lane ten times then kickout hole. <text:s/>State contains number of spins. <text:s/>Future will give two ball multiball.</text:p>
        </text:list-item>
        <text:list-item>
          <text:p text:style-name="P3">Hustle and Jive: <text:s/>Complete all inlanes. <text:s/>Flipper button rotate and tilt bob are disabled. <text:s/>State contains inlanes already completed.</text:p>
        </text:list-item>
        <text:list-item>
          <text:p text:style-name="P3">Target Practice: <text:s/>Blink random pop, random shooter target, random inlane, spinner orbit, and finish with kickout hole. <text:s/>State contains next target to hit.</text:p>
        </text:list-item>
        <text:list-item>
          <text:p text:style-name="P3">Check Hideouts: <text:s/>Must hit standup targets 5 times each. <text:s/>Top target is abandoned mine, lower target is abandoned house. <text:s/>Blink left pop bumper to indicate where shots should be aimed. <text:s/>Verbal cues are used to indicate which target needs to be hit the most. <text:s/>State contains number of times standups have been hit with top 16 bits number of abandoned mine hits.</text:p>
        </text:list-item>
        <text:list-item>
          <text:p text:style-name="P3">Sniper: <text:s/>Hit five individual drop targets. <text:s/>In easy and medium levels, the targets next to the blinking target is allowed to be hit. <text:s/>Pop bumpers (lower?) are disabled.</text:p>
        </text:list-item>
        <text:list-item>
          <text:p text:style-name="P3"><text:soft-page-break/>Sharpe Attack: <text:s/>Hit five individual drop targets with no cradling allowed. <text:s/>In easy and medium levels, the targets next to the blinking target are allowed to be hit.</text:p>
        </text:list-item>
        <text:list-item>
          <text:p text:style-name="P3">Track Bandits: <text:s/>Collect all lanes. <text:s/>Rotate of flippers is dictated by the level. <text:s/>Jackpot lane must also be collected. <text:s/>Then knock down all the shooter targets.</text:p>
        </text:list-item>
        <text:list-item>
          <text:p text:style-name="P3">Kill 'em All: <text:s/>Drop all shooter targets 3 times. <text:s/>(This might be a timed mode where a bank must be completed within x seconds).</text:p>
        </text:list-item>
        <text:list-item>
          <text:p text:style-name="P3">Bar Fight: <text:s/>Hit each pop bumper 10 times. <text:s/>As the bumpers get hit more, the pop bmpers stay lit longer. <text:s/>When a pop bumper is completed, the light is full on. <text:s/>Pop bumper is disabled after ten hits.</text:p>
        </text:list-item>
        <text:list-item>
          <text:p text:style-name="P3">Duel: <text:s/>Hit a blinking drop target within certain period of time. <text:s/>If missed, there is a reload time, and then another random drop target blinks. <text:s/>There is a chance during the mode that the dueler will be hit.</text:p>
        </text:list-item>
        <text:list-item>
          <text:p text:style-name="P3">Ride for Help: <text:s/>Five orbits (either jackpot loop, or spinner loop), then sink the kickout hole. Future will give two ball multiball. <text:s/></text:p>
        </text:list-item>
      </text:list>
      <text:p text:style-name="Standard"/>
      <text:p text:style-name="Standard">Completing a mode awards 500 points on easy, 750 points on medium, 1000 points on hard, and 1500 points on the wizard level. <text:s/>Jackpots are worth 100 points on easy, 150 points on medium, 200 points on hard, and 300 points on wizard level.</text:p>
      <text:p text:style-name="Standard"/>
      <text:p text:style-name="Standard">When starting a game, the level can be selected as easy, medium or hard. <text:s/>To get to wizard level, you have to earn it. <text:s/>Each player can set their level.</text:p>
      <text:p text:style-name="Standard"/>
      <text:p text:style-name="Standard">Completing the inlanes awards 50 points on easy, 75 points on medium, 100 points on hard, and 150 points on wizard level.</text:p>
      <text:p text:style-name="Standard"/>
      <text:p text:style-name="Standard">Inlanes, 2 points if already lit, 5 points if not lit.</text:p>
      <text:p text:style-name="Standard"/>
      <text:p text:style-name="Standard">Drop targets, 2 points if not currently targetted, 5 points if being target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1H19M18S</meta:editing-duration>
    <meta:editing-cycles>20</meta:editing-cycles>
    <meta:generator>OpenOffice/4.1.1$Win32 OpenOffice.org_project/411m6$Build-9775</meta:generator>
    <dc:date>2015-04-27T14:22:23.86</dc:date>
    <meta:document-statistic meta:table-count="0" meta:image-count="0" meta:object-count="0" meta:page-count="2" meta:paragraph-count="27" meta:word-count="897" meta:character-count="5183"/>
    <meta:user-defined meta:name="Info 1"/>
    <meta:user-defined meta:name="Info 2"/>
    <meta:user-defined meta:name="Info 3"/>
    <meta:user-defined meta:name="Info 4"/>
  </office:meta>
</office:document-meta>
</file>